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cda28" officeooo:paragraph-rsid="001cda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1T11:57:45.575400918</meta:creation-date>
    <meta:generator>LibreOffice/6.1.5.2$Linux_X86_64 LibreOffice_project/10$Build-2</meta:generator>
    <dc:date>2021-07-21T11:58:18.966794745</dc:date>
    <meta:editing-duration>PT39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</office:meta>
</office:document-meta>
</file>